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7.1437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>
            <text:p>kopalnia_DATASIZE_200_KNN_3_distanceAlgorithm_STATISTICS_APLENGTH_7_Algorithms_1_1_MAGNETIC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MEDIANA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PERCENTYL-1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ERCENTYL-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PERCENTYL-9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kopalnia_DATASIZE_200_KNN_3_distanceAlgorithm_STATISTICS_APLENGTH_7_Algorithms_1_1_RSSI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EDIANA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1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90</text:p>
          </table:table-cell>
          <table:table-cell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9T12:48:00</dc:date>
    <dc:creator>mike </dc:creator>
    <meta:document-statistic meta:table-count="1" meta:cell-count="42" meta:object-count="0"/>
    <meta:generator>LibreOffice/3.5$Linux_X86_64 LibreOffice_project/350m1$Build-2</meta:generator>
  </office:meta>
</office:document-meta>
</file>